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25-10-30 2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25-09-29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6008" calcext:value-type="float">
            <text:p>16.06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25-08-29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768" calcext:value-type="float">
            <text:p>16.05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25-07-31 2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5528" calcext:value-type="float">
            <text:p>16.03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25-06-27 2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25-05-30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1312" calcext:value-type="float">
            <text:p>15.8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25-04-25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25-03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24-11-19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24-10-25 2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24-08-29 2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24-07-26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24-06-26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24-05-21 2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24-04-17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24-03-20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1896" calcext:value-type="float">
            <text:p>15.9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23-11-27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012" calcext:value-type="float">
            <text:p>16.2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23-10-19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1768" calcext:value-type="float">
            <text:p>16.43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23-09-28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8176" calcext:value-type="float">
            <text:p>16.64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23-08-30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204" calcext:value-type="float">
            <text:p>16.3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23-07-31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2584" calcext:value-type="float">
            <text:p>16.10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23-06-22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23-05-30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23-04-26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23-03-30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22-11-22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22-10-31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22-09-28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3608" calcext:value-type="float">
            <text:p>15.9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22-08-31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22-07-20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5968" calcext:value-type="float">
            <text:p>15.74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22-06-21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22-05-24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22-04-26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22-03-29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21-11-23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21-10-20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4568" calcext:value-type="float">
            <text:p>15.9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21-09-27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0664" calcext:value-type="float">
            <text:p>15.9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21-08-30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4568" calcext:value-type="float">
            <text:p>15.9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21-07-28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21-06-23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8368" calcext:value-type="float">
            <text:p>15.89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21-05-28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21-04-28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21-03-31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20-11-30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20-10-30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5024" calcext:value-type="float">
            <text:p>16.5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20-09-29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20-08-31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6344" calcext:value-type="float">
            <text:p>15.7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20-07-31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20-06-26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19-11-18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19-10-25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19-09-27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19-08-30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19-07-24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19-06-26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19-04-18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18-11-30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18-10-29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18-09-26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18-08-29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18-07-26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18-06-27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18-05-11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18-04-25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18-03-29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17-11-28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17-10-24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17-09-27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17-08-29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17-07-28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17-06-29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17-05-19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17-04-20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17-03-20 2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17-02-24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17-01-25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16-12-23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16-11-28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16-10-20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16-09-21 20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288" calcext:value-type="float">
            <text:p>15.6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16-08-31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436" calcext:value-type="float">
            <text:p>15.8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16-07-27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16-06-27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16-05-09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16-04-15 2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16-03-04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16-01-06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15-12-14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15-11-13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15-10-07 2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7136" calcext:value-type="float">
            <text:p>15.9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15-09-01 21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15-08-04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7512" calcext:value-type="float">
            <text:p>15.9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15-07-07 20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15-06-05 21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15-05-07 2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688" calcext:value-type="float">
            <text:p>15.7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15-04-16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688" calcext:value-type="float">
            <text:p>15.7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15-03-31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15-02-27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15-01-30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14-12-30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8448" calcext:value-type="float">
            <text:p>16.53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14-11-26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14-10-31 21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4632" calcext:value-type="float">
            <text:p>15.7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14-09-17 21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14-08-28 2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7512" calcext:value-type="float">
            <text:p>15.9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14-07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7512" calcext:value-type="float">
            <text:p>15.9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14-06-30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5592" calcext:value-type="float">
            <text:p>15.7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14-05-29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9432" calcext:value-type="float">
            <text:p>16.0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14-04-03 2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7512" calcext:value-type="float">
            <text:p>15.9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14-03-21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7512" calcext:value-type="float">
            <text:p>15.9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14-02-2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8472" calcext:value-type="float">
            <text:p>15.9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14-01-22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0872" calcext:value-type="float">
            <text:p>16.1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13-12-14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13-11-19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13-10-24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0392" calcext:value-type="float">
            <text:p>16.0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13-09-2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0952" calcext:value-type="float">
            <text:p>16.76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13-08-23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8072" calcext:value-type="float">
            <text:p>16.5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13-07-25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5192" calcext:value-type="float">
            <text:p>16.39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13-06-25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13-05-0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13-04-05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13-03-2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0392" calcext:value-type="float">
            <text:p>16.0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13-02-13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8952" calcext:value-type="float">
            <text:p>15.9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13-01-23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12-12-2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12-11-2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7032" calcext:value-type="float">
            <text:p>15.8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12-10-3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7032" calcext:value-type="float">
            <text:p>15.8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12-09-19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8472" calcext:value-type="float">
            <text:p>15.9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12-08-2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8472" calcext:value-type="float">
            <text:p>15.9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12-07-23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12-06-0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12-05-29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12-04-12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12-03-09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11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11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11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11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11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11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11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11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10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10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1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1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10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1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10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10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10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09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09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09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09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09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0872" calcext:value-type="float">
            <text:p>16.1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09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7032" calcext:value-type="float">
            <text:p>15.8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09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09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09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08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08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08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0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08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08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08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08-05-19 21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08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08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08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07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07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07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07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07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07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0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07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06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06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06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06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0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06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06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06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06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06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05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05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0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0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0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0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0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0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0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05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0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0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0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0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0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0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0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0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0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04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0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0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0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0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0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0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0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0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0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03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3632" calcext:value-type="float">
            <text:p>15.3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0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0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0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0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0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0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0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0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0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0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0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01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0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0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0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0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0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0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01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00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00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00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00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00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00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0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0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2000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1999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1999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199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199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1999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1999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1999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1999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1999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1999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1998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1998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1998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1998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6176" calcext:value-type="float">
            <text:p>15.8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1998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7136" calcext:value-type="float">
            <text:p>15.9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1998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4192" calcext:value-type="float">
            <text:p>16.0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199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1998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1998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1998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1997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1997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1997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1997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1997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1997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1997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1997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1997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1996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1996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1996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1996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1996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1996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1996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1996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1996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1995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1995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199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199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199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199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199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199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199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1995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199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199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199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199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199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199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199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199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199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199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199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199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199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199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199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199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199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199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199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1993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199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199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199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199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199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3336" calcext:value-type="float">
            <text:p>16.0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199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199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1288" calcext:value-type="float">
            <text:p>16.40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199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199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724" calcext:value-type="float">
            <text:p>16.0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199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4568" calcext:value-type="float">
            <text:p>15.9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199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2688" calcext:value-type="float">
            <text:p>16.1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199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199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7176" calcext:value-type="float">
            <text:p>16.2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199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5568" calcext:value-type="float">
            <text:p>16.3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199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199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9056" calcext:value-type="float">
            <text:p>16.06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199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2376" calcext:value-type="float">
            <text:p>15.9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199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7616" calcext:value-type="float">
            <text:p>15.9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199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1991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0832" calcext:value-type="float">
            <text:p>15.8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1990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1312" calcext:value-type="float">
            <text:p>15.8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1990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1990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1989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1989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9016" calcext:value-type="float">
            <text:p>15.7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198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1989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1989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1989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4632" calcext:value-type="float">
            <text:p>15.7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1989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1989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1989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1989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1988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1988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1988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64" calcext:value-type="float">
            <text:p>15.4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1988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198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1988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1988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1988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1988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1988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1987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1987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1987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1987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1987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1987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1987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1987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1987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1987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1986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1986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3</text:p>
          </table:table-cell>
          <table:table-cell office:value-type="string" calcext:value-type="string">
            <text:p>QBAA nr Beaver Creek, MN DOT GRAVEL PIT</text:p>
          </table:table-cell>
          <table:table-cell office:value-type="string" calcext:value-type="string">
            <text:p>1986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2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62" meta:object-count="0"/>
    <meta:user-defined meta:name="AppVersion">3.0</meta:user-defined>
  </office:meta>
</office:document-meta>
</file>